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1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table:style-name="Default" office:value-type="string">
            <text:p>First Date</text:p>
          </table:table-cell>
          <table:table-cell office:value-type="string">
            <text:p>Time</text:p>
          </table:table-cell>
          <table:table-cell office:value-type="string">
            <text:p>Start Frame</text:p>
          </table:table-cell>
          <table:table-cell office:value-type="string">
            <text:p>End Frame</text:p>
          </table:table-cell>
          <table:table-cell office:value-type="string">
            <text:p>Camera?</text:p>
          </table:table-cell>
          <table:table-cell office:value-type="string">
            <text:p>Alternate Name</text:p>
          </table:table-cell>
        </table:table-row>
        <table:table-row table:style-name="ro1">
          <table:table-cell office:value-type="string">
            <text:p>1988 easter, matthew's 4th birthday, dean &amp; carla visit, el paso</text:p>
          </table:table-cell>
          <table:table-cell office:value-type="date" office:date-value="1988-04-01">
            <text:p>04/01/88</text:p>
          </table:table-cell>
          <table:table-cell table:formula="of:=([.E2]-[.D2])/30/60" office:value-type="float" office:value="116.102222222222">
            <text:p>116.1</text:p>
          </table:table-cell>
          <table:table-cell office:value-type="float" office:value="61">
            <text:p>61</text:p>
          </table:table-cell>
          <table:table-cell office:value-type="float" office:value="209045">
            <text:p>209045</text:p>
          </table:table-cell>
          <table:table-cell office:value-type="string">
            <text:p>big</text:p>
          </table:table-cell>
          <table:table-cell/>
        </table:table-row>
        <table:table-row table:style-name="ro1">
          <table:table-cell office:value-type="string">
            <text:p>1989 patrick's birthday, eric's birthday, christmas, gymnastics, 1990 easter, t-ball</text:p>
          </table:table-cell>
          <table:table-cell office:value-type="date" office:date-value="1989-09-23">
            <text:p>09/23/89</text:p>
          </table:table-cell>
          <table:table-cell table:formula="of:=([.E3]-[.D3])/30/60" office:value-type="float" office:value="103.304444444444">
            <text:p>103.3</text:p>
          </table:table-cell>
          <table:table-cell office:value-type="float" office:value="127">
            <text:p>127</text:p>
          </table:table-cell>
          <table:table-cell office:value-type="float" office:value="186075">
            <text:p>186075</text:p>
          </table:table-cell>
          <table:table-cell office:value-type="string">
            <text:p>big</text:p>
          </table:table-cell>
          <table:table-cell/>
        </table:table-row>
        <table:table-row table:style-name="ro1">
          <table:table-cell office:value-type="string">
            <text:p>1990 christmas, 1991 gymnastics, easter, recitals</text:p>
          </table:table-cell>
          <table:table-cell office:value-type="date" office:date-value="1990-12-30">
            <text:p>12/30/90</text:p>
          </table:table-cell>
          <table:table-cell table:formula="of:=([.E4]-[.D4])/30/60" office:value-type="float" office:value="86.5388888888889">
            <text:p>86.54</text:p>
          </table:table-cell>
          <table:table-cell office:value-type="float" office:value="128">
            <text:p>128</text:p>
          </table:table-cell>
          <table:table-cell office:value-type="float" office:value="155898">
            <text:p>155898</text:p>
          </table:table-cell>
          <table:table-cell office:value-type="string">
            <text:p>big</text:p>
          </table:table-cell>
          <table:table-cell/>
        </table:table-row>
        <table:table-row table:style-name="ro1">
          <table:table-cell office:value-type="string">
            <text:p>1995 napier reunion</text:p>
          </table:table-cell>
          <table:table-cell office:value-type="date" office:date-value="1995-11-12">
            <text:p>11/12/95</text:p>
          </table:table-cell>
          <table:table-cell table:formula="of:=([.E5]-[.D5])/30/60" office:value-type="float" office:value="36.5883333333333">
            <text:p>36.59</text:p>
          </table:table-cell>
          <table:table-cell office:value-type="float" office:value="148">
            <text:p>148</text:p>
          </table:table-cell>
          <table:table-cell office:value-type="float" office:value="66007">
            <text:p>66007</text:p>
          </table:table-cell>
          <table:table-cell office:value-type="string">
            <text:p>big</text:p>
          </table:table-cell>
          <table:table-cell/>
        </table:table-row>
        <table:table-row table:style-name="ro1">
          <table:table-cell office:value-type="string">
            <text:p>1996 stupid league 1</text:p>
          </table:table-cell>
          <table:table-cell office:value-type="date" office:date-value="1996-01-01">
            <text:p>01/01/96</text:p>
          </table:table-cell>
          <table:table-cell table:formula="of:=([.E6]-[.D6])/30/60" office:value-type="float" office:value="14.8016666666667">
            <text:p>14.8</text:p>
          </table:table-cell>
          <table:table-cell office:value-type="float" office:value="63">
            <text:p>63</text:p>
          </table:table-cell>
          <table:table-cell office:value-type="float" office:value="26706">
            <text:p>26706</text:p>
          </table:table-cell>
          <table:table-cell office:value-type="string">
            <text:p>big</text:p>
          </table:table-cell>
          <table:table-cell/>
        </table:table-row>
        <table:table-row table:style-name="ro1">
          <table:table-cell office:value-type="string">
            <text:p>1996 stupid league 2</text:p>
          </table:table-cell>
          <table:table-cell office:value-type="date" office:date-value="1996-01-01">
            <text:p>01/01/96</text:p>
          </table:table-cell>
          <table:table-cell table:formula="of:=([.E7]-[.D7])/30/60" office:value-type="float" office:value="2.46444444444444">
            <text:p>2.46</text:p>
          </table:table-cell>
          <table:table-cell office:value-type="float" office:value="57">
            <text:p>57</text:p>
          </table:table-cell>
          <table:table-cell office:value-type="float" office:value="4493">
            <text:p>4493</text:p>
          </table:table-cell>
          <table:table-cell office:value-type="string">
            <text:p>big</text:p>
          </table:table-cell>
          <table:table-cell/>
        </table:table-row>
        <table:table-row table:style-name="ro1">
          <table:table-cell office:value-type="string">
            <text:p>1996 ben franklin sixth grade dance</text:p>
          </table:table-cell>
          <table:table-cell office:value-type="date" office:date-value="1996-05-17">
            <text:p>05/17/96</text:p>
          </table:table-cell>
          <table:table-cell table:formula="of:=([.E8]-[.D8])/30/60" office:value-type="float" office:value="78.4561111111111">
            <text:p>78.46</text:p>
          </table:table-cell>
          <table:table-cell office:value-type="float" office:value="111">
            <text:p>111</text:p>
          </table:table-cell>
          <table:table-cell office:value-type="float" office:value="141332">
            <text:p>141332</text:p>
          </table:table-cell>
          <table:table-cell office:value-type="string">
            <text:p>cam2</text:p>
          </table:table-cell>
          <table:table-cell/>
        </table:table-row>
        <table:table-row table:style-name="ro1">
          <table:table-cell office:value-type="string">
            <text:p>1997 rc-tv</text:p>
          </table:table-cell>
          <table:table-cell office:value-type="date" office:date-value="1997-03-25">
            <text:p>03/25/97</text:p>
          </table:table-cell>
          <table:table-cell table:formula="of:=([.E9]-[.D9])/30/60" office:value-type="float" office:value="78.225">
            <text:p>78.23</text:p>
          </table:table-cell>
          <table:table-cell office:value-type="float" office:value="81">
            <text:p>81</text:p>
          </table:table-cell>
          <table:table-cell office:value-type="float" office:value="140886">
            <text:p>140886</text:p>
          </table:table-cell>
          <table:table-cell office:value-type="string">
            <text:p>big</text:p>
          </table:table-cell>
          <table:table-cell/>
        </table:table-row>
        <table:table-row table:style-name="ro1">
          <table:table-cell office:value-type="string">
            <text:p>1997 eric baseball, niagra falls</text:p>
          </table:table-cell>
          <table:table-cell office:value-type="date" office:date-value="1997-06-05">
            <text:p>06/05/97</text:p>
          </table:table-cell>
          <table:table-cell table:formula="of:=([.E10]-[.D10])/30/60" office:value-type="float" office:value="15.0722222222222">
            <text:p>15.07</text:p>
          </table:table-cell>
          <table:table-cell office:value-type="float" office:value="68">
            <text:p>68</text:p>
          </table:table-cell>
          <table:table-cell office:value-type="float" office:value="27198">
            <text:p>27198</text:p>
          </table:table-cell>
          <table:table-cell office:value-type="string">
            <text:p>big</text:p>
          </table:table-cell>
          <table:table-cell/>
        </table:table-row>
        <table:table-row table:style-name="ro1">
          <table:table-cell office:value-type="string">
            <text:p>1998 4th of july in columbus, house at ft leavenworth, denver</text:p>
          </table:table-cell>
          <table:table-cell office:value-type="date" office:date-value="1998-07-04">
            <text:p>07/04/98</text:p>
          </table:table-cell>
          <table:table-cell table:formula="of:=([.E11]-[.D11])/30/60" office:value-type="float" office:value="30.5272222222222">
            <text:p>30.53</text:p>
          </table:table-cell>
          <table:table-cell office:value-type="float" office:value="44">
            <text:p>44</text:p>
          </table:table-cell>
          <table:table-cell office:value-type="float" office:value="54993">
            <text:p>54993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1998 colorado vacation, minnesota</text:p>
          </table:table-cell>
          <table:table-cell office:value-type="date" office:date-value="1998-07-18">
            <text:p>07/18/98</text:p>
          </table:table-cell>
          <table:table-cell table:formula="of:=([.E12]-[.D12])/30/60" office:value-type="float" office:value="30.6111111111111">
            <text:p>30.61</text:p>
          </table:table-cell>
          <table:table-cell office:value-type="float" office:value="160">
            <text:p>160</text:p>
          </table:table-cell>
          <table:table-cell office:value-type="float" office:value="55260">
            <text:p>55260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1998 baseball</text:p>
          </table:table-cell>
          <table:table-cell office:value-type="date" office:date-value="1998-09-10">
            <text:p>09/10/98</text:p>
          </table:table-cell>
          <table:table-cell table:formula="of:=([.E13]-[.D13])/30/60" office:value-type="float" office:value="30.3483333333333">
            <text:p>30.35</text:p>
          </table:table-cell>
          <table:table-cell office:value-type="float" office:value="51">
            <text:p>51</text:p>
          </table:table-cell>
          <table:table-cell office:value-type="float" office:value="54678">
            <text:p>54678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1998 christmas, music recitals</text:p>
          </table:table-cell>
          <table:table-cell office:value-type="date" office:date-value="1998-12-01">
            <text:p>12/01/98</text:p>
          </table:table-cell>
          <table:table-cell table:formula="of:=([.E14]-[.D14])/30/60" office:value-type="float" office:value="30.4766666666667">
            <text:p>30.48</text:p>
          </table:table-cell>
          <table:table-cell office:value-type="float" office:value="183">
            <text:p>183</text:p>
          </table:table-cell>
          <table:table-cell office:value-type="float" office:value="55041">
            <text:p>55041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1999 patrick's concert, matthew's junior high graduation</text:p>
          </table:table-cell>
          <table:table-cell office:value-type="date" office:date-value="1999-05-11">
            <text:p>05/11/99</text:p>
          </table:table-cell>
          <table:table-cell table:formula="of:=([.E15]-[.D15])/30/60" office:value-type="float" office:value="9.79666666666667">
            <text:p>9.8</text:p>
          </table:table-cell>
          <table:table-cell office:value-type="float" office:value="163">
            <text:p>163</text:p>
          </table:table-cell>
          <table:table-cell office:value-type="float" office:value="17797">
            <text:p>17797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1999 matt horse riding, eric recital</text:p>
          </table:table-cell>
          <table:table-cell office:value-type="date" office:date-value="1999-06-18">
            <text:p>06/18/99</text:p>
          </table:table-cell>
          <table:table-cell table:formula="of:=([.E16]-[.D16])/30/60" office:value-type="float" office:value="30.725">
            <text:p>30.73</text:p>
          </table:table-cell>
          <table:table-cell office:value-type="float" office:value="42">
            <text:p>42</text:p>
          </table:table-cell>
          <table:table-cell office:value-type="float" office:value="55347">
            <text:p>55347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1999 football</text:p>
          </table:table-cell>
          <table:table-cell office:value-type="date" office:date-value="1999-09-25">
            <text:p>09/25/99</text:p>
          </table:table-cell>
          <table:table-cell table:formula="of:=([.E17]-[.D17])/30/60" office:value-type="float" office:value="30.63">
            <text:p>30.63</text:p>
          </table:table-cell>
          <table:table-cell office:value-type="float" office:value="57">
            <text:p>57</text:p>
          </table:table-cell>
          <table:table-cell office:value-type="float" office:value="55191">
            <text:p>55191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1999 balloon festival, patrick football</text:p>
          </table:table-cell>
          <table:table-cell office:value-type="date" office:date-value="1999-10-10">
            <text:p>10/10/99</text:p>
          </table:table-cell>
          <table:table-cell table:formula="of:=([.E18]-[.D18])/30/60" office:value-type="float" office:value="40.1416666666667">
            <text:p>40.14</text:p>
          </table:table-cell>
          <table:table-cell office:value-type="float" office:value="56">
            <text:p>56</text:p>
          </table:table-cell>
          <table:table-cell office:value-type="float" office:value="72311">
            <text:p>72311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1999 eric birthday, scouts, recitals</text:p>
          </table:table-cell>
          <table:table-cell office:value-type="date" office:date-value="1999-12-19">
            <text:p>12/19/99</text:p>
          </table:table-cell>
          <table:table-cell table:formula="of:=([.E19]-[.D19])/30/60" office:value-type="float" office:value="30.7455555555556">
            <text:p>30.75</text:p>
          </table:table-cell>
          <table:table-cell office:value-type="float" office:value="91">
            <text:p>91</text:p>
          </table:table-cell>
          <table:table-cell office:value-type="float" office:value="55433">
            <text:p>55433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2000 golf swings, baseball</text:p>
          </table:table-cell>
          <table:table-cell office:value-type="date" office:date-value="2000-06-21">
            <text:p>06/21/00</text:p>
          </table:table-cell>
          <table:table-cell table:formula="of:=([.E20]-[.D20])/30/60" office:value-type="float" office:value="30.115">
            <text:p>30.12</text:p>
          </table:table-cell>
          <table:table-cell office:value-type="float" office:value="50">
            <text:p>50</text:p>
          </table:table-cell>
          <table:table-cell office:value-type="float" office:value="54257">
            <text:p>54257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2000 patrick wrestling</text:p>
          </table:table-cell>
          <table:table-cell office:value-type="date" office:date-value="2000-11-16">
            <text:p>11/16/00</text:p>
          </table:table-cell>
          <table:table-cell table:formula="of:=([.E21]-[.D21])/30/60" office:value-type="float" office:value="27.2933333333333">
            <text:p>27.29</text:p>
          </table:table-cell>
          <table:table-cell office:value-type="float" office:value="201">
            <text:p>201</text:p>
          </table:table-cell>
          <table:table-cell office:value-type="float" office:value="49329">
            <text:p>49329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2000 minnesota thanksgiving, eric's birthday</text:p>
          </table:table-cell>
          <table:table-cell office:value-type="date" office:date-value="2000-11-23">
            <text:p>11/23/00</text:p>
          </table:table-cell>
          <table:table-cell table:formula="of:=([.E22]-[.D22])/30/60" office:value-type="float" office:value="28.2005555555556">
            <text:p>28.2</text:p>
          </table:table-cell>
          <table:table-cell office:value-type="float" office:value="37">
            <text:p>37</text:p>
          </table:table-cell>
          <table:table-cell office:value-type="float" office:value="50798">
            <text:p>50798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2001 patrick's concert, sarah ammel's wedding</text:p>
          </table:table-cell>
          <table:table-cell office:value-type="date" office:date-value="2001-04-21">
            <text:p>04/21/01</text:p>
          </table:table-cell>
          <table:table-cell table:formula="of:=([.E23]-[.D23])/30/60" office:value-type="float" office:value="28.1572222222222">
            <text:p>28.16</text:p>
          </table:table-cell>
          <table:table-cell office:value-type="float" office:value="115">
            <text:p>115</text:p>
          </table:table-cell>
          <table:table-cell office:value-type="float" office:value="50798">
            <text:p>50798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2001 patrick's concert, sarah ammel's wedding</text:p>
          </table:table-cell>
          <table:table-cell office:value-type="date" office:date-value="2000-12-30">
            <text:p>12/30/00</text:p>
          </table:table-cell>
          <table:table-cell table:formula="of:=([.E24]-[.D24])/30/60" office:value-type="float" office:value="20.1927777777778">
            <text:p>20.19</text:p>
          </table:table-cell>
          <table:table-cell office:value-type="float" office:value="16993">
            <text:p>16993</text:p>
          </table:table-cell>
          <table:table-cell office:value-type="float" office:value="53340">
            <text:p>53340</text:p>
          </table:table-cell>
          <table:table-cell office:value-type="string">
            <text:p>small</text:p>
          </table:table-cell>
          <table:table-cell office:value-type="string">
            <text:p>sarah ammel's wedding</text:p>
          </table:table-cell>
        </table:table-row>
        <table:table-row table:style-name="ro1">
          <table:table-cell office:value-type="string">
            <text:p>2001 eagle ceremony #1</text:p>
          </table:table-cell>
          <table:table-cell office:value-type="date" office:date-value="2001-05-20">
            <text:p>05/20/01</text:p>
          </table:table-cell>
          <table:table-cell table:formula="of:=([.E25]-[.D25])/30/60" office:value-type="float" office:value="15.7572222222222">
            <text:p>15.76</text:p>
          </table:table-cell>
          <table:table-cell office:value-type="float" office:value="160">
            <text:p>160</text:p>
          </table:table-cell>
          <table:table-cell office:value-type="float" office:value="28523">
            <text:p>28523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2001 eagle ceremony #2, eric newsies</text:p>
          </table:table-cell>
          <table:table-cell office:value-type="date" office:date-value="2001-05-20">
            <text:p>05/20/01</text:p>
          </table:table-cell>
          <table:table-cell table:formula="of:=([.E26]-[.D26])/30/60" office:value-type="float" office:value="21.0633333333333">
            <text:p>21.06</text:p>
          </table:table-cell>
          <table:table-cell office:value-type="float" office:value="44">
            <text:p>44</text:p>
          </table:table-cell>
          <table:table-cell office:value-type="float" office:value="37958">
            <text:p>37958</text:p>
          </table:table-cell>
          <table:table-cell office:value-type="string">
            <text:p>small</text:p>
          </table:table-cell>
          <table:table-cell table:formula="of:=([.E26]-[.D26])/30/60" office:value-type="float" office:value="21.0633333333333">
            <text:p>21.06</text:p>
          </table:table-cell>
        </table:table-row>
        <table:table-row table:style-name="ro1">
          <table:table-cell office:value-type="string">
            <text:p>2001 colorado trip</text:p>
          </table:table-cell>
          <table:table-cell office:value-type="date" office:date-value="2001-09-02">
            <text:p>09/02/01</text:p>
          </table:table-cell>
          <table:table-cell table:formula="of:=([.E27]-[.D27])/30/60" office:value-type="float" office:value="5.45777777777778">
            <text:p>5.46</text:p>
          </table:table-cell>
          <table:table-cell office:value-type="float" office:value="3012">
            <text:p>3012</text:p>
          </table:table-cell>
          <table:table-cell office:value-type="float" office:value="12836">
            <text:p>12836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2001 minnesota christmas</text:p>
          </table:table-cell>
          <table:table-cell office:value-type="date" office:date-value="2001-12-29">
            <text:p>12/29/01</text:p>
          </table:table-cell>
          <table:table-cell table:formula="of:=([.E28]-[.D28])/30/60" office:value-type="float" office:value="5.38333333333333">
            <text:p>5.38</text:p>
          </table:table-cell>
          <table:table-cell office:value-type="float" office:value="165">
            <text:p>165</text:p>
          </table:table-cell>
          <table:table-cell office:value-type="float" office:value="9855">
            <text:p>9855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2002 patrick's junior high graduation</text:p>
          </table:table-cell>
          <table:table-cell office:value-type="date" office:date-value="2002-05-23">
            <text:p>05/23/02</text:p>
          </table:table-cell>
          <table:table-cell table:formula="of:=([.E29]-[.D29])/30/60" office:value-type="float" office:value="16.2577777777778">
            <text:p>16.26</text:p>
          </table:table-cell>
          <table:table-cell office:value-type="float" office:value="48">
            <text:p>48</text:p>
          </table:table-cell>
          <table:table-cell office:value-type="float" office:value="29312">
            <text:p>29312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2002 matthew's graduation</text:p>
          </table:table-cell>
          <table:table-cell office:value-type="date" office:date-value="2002-06-26">
            <text:p>06/26/02</text:p>
          </table:table-cell>
          <table:table-cell table:formula="of:=([.E30]-[.D30])/30/60" office:value-type="float" office:value="24.1472222222222">
            <text:p>24.15</text:p>
          </table:table-cell>
          <table:table-cell office:value-type="float" office:value="174">
            <text:p>174</text:p>
          </table:table-cell>
          <table:table-cell office:value-type="float" office:value="43639">
            <text:p>43639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2002 matthew's scholarship, patrick's marching band, eric's soccer</text:p>
          </table:table-cell>
          <table:table-cell office:value-type="date" office:date-value="2002-09-29">
            <text:p>09/29/02</text:p>
          </table:table-cell>
          <table:table-cell table:formula="of:=([.E31]-[.D31])/30/60" office:value-type="float" office:value="30.3572222222222">
            <text:p>30.36</text:p>
          </table:table-cell>
          <table:table-cell office:value-type="float" office:value="46">
            <text:p>46</text:p>
          </table:table-cell>
          <table:table-cell office:value-type="float" office:value="54689">
            <text:p>54689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2002 veteran's day, patrick</text:p>
          </table:table-cell>
          <table:table-cell office:value-type="date" office:date-value="2002-11-11">
            <text:p>11/11/02</text:p>
          </table:table-cell>
          <table:table-cell table:formula="of:=([.E32]-[.D32])/30/60" office:value-type="float" office:value="15.4772222222222">
            <text:p>15.48</text:p>
          </table:table-cell>
          <table:table-cell office:value-type="float" office:value="41">
            <text:p>41</text:p>
          </table:table-cell>
          <table:table-cell office:value-type="float" office:value="27900">
            <text:p>27900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2005 patrick's graduation, basic training</text:p>
          </table:table-cell>
          <table:table-cell office:value-type="date" office:date-value="2005-05-22">
            <text:p>05/22/05</text:p>
          </table:table-cell>
          <table:table-cell table:formula="of:=([.E33]-[.D33])/30/60" office:value-type="float" office:value="27.7022222222222">
            <text:p>27.7</text:p>
          </table:table-cell>
          <table:table-cell office:value-type="float" office:value="161">
            <text:p>161</text:p>
          </table:table-cell>
          <table:table-cell office:value-type="float" office:value="50025">
            <text:p>50025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1996 50th anniversary video</text:p>
          </table:table-cell>
          <table:table-cell office:value-type="date" office:date-value="1996-03-26">
            <text:p>03/26/96</text:p>
          </table:table-cell>
          <table:table-cell table:formula="of:=([.E34]-[.D34])/30/60" office:value-type="float" office:value="49.7583333333333">
            <text:p>49.76</text:p>
          </table:table-cell>
          <table:table-cell office:value-type="float" office:value="172">
            <text:p>172</text:p>
          </table:table-cell>
          <table:table-cell office:value-type="float" office:value="89737">
            <text:p>89737</text:p>
          </table:table-cell>
          <table:table-cell office:value-type="string">
            <text:p>big</text:p>
          </table:table-cell>
          <table:table-cell/>
        </table:table-row>
        <table:table-row table:style-name="ro1">
          <table:table-cell office:value-type="string">
            <text:p>1996 50th anniversary reception</text:p>
          </table:table-cell>
          <table:table-cell office:value-type="date" office:date-value="1996-03-26">
            <text:p>03/26/96</text:p>
          </table:table-cell>
          <table:table-cell table:formula="of:=([.E35]-[.D35])/30/60" office:value-type="float" office:value="22.2838888888889">
            <text:p>22.28</text:p>
          </table:table-cell>
          <table:table-cell office:value-type="float" office:value="123">
            <text:p>123</text:p>
          </table:table-cell>
          <table:table-cell office:value-type="float" office:value="40234">
            <text:p>40234</text:p>
          </table:table-cell>
          <table:table-cell office:value-type="string">
            <text:p>cam3</text:p>
          </table:table-cell>
          <table:table-cell/>
        </table:table-row>
        <table:table-row table:style-name="ro1">
          <table:table-cell office:value-type="string">
            <text:p>1991 home movies, christmas, gymanstics</text:p>
          </table:table-cell>
          <table:table-cell office:value-type="date" office:date-value="1991-09-28">
            <text:p>09/28/91</text:p>
          </table:table-cell>
          <table:table-cell table:formula="of:=([.E36]-[.D36])/30/60" office:value-type="float" office:value="39.5755555555556">
            <text:p>39.58</text:p>
          </table:table-cell>
          <table:table-cell office:value-type="float" office:value="123">
            <text:p>123</text:p>
          </table:table-cell>
          <table:table-cell office:value-type="float" office:value="71359">
            <text:p>71359</text:p>
          </table:table-cell>
          <table:table-cell office:value-type="string">
            <text:p>big</text:p>
          </table:table-cell>
          <table:table-cell/>
        </table:table-row>
        <table:table-row table:style-name="ro1">
          <table:table-cell office:value-type="string">
            <text:p>1998 minnesota, patrick birthday, christmas</text:p>
          </table:table-cell>
          <table:table-cell office:value-type="date" office:date-value="1998-07-30">
            <text:p>07/30/98</text:p>
          </table:table-cell>
          <table:table-cell table:formula="of:=([.E37]-[.D37])/30/60" office:value-type="float" office:value="30.6172222222222">
            <text:p>30.62</text:p>
          </table:table-cell>
          <table:table-cell office:value-type="float" office:value="222">
            <text:p>222</text:p>
          </table:table-cell>
          <table:table-cell office:value-type="float" office:value="55333">
            <text:p>55333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2006 eric lhs band football halftime, veterans day parade</text:p>
          </table:table-cell>
          <table:table-cell office:value-type="date" office:date-value="2006-10-27">
            <text:p>10/27/06</text:p>
          </table:table-cell>
          <table:table-cell table:formula="of:=([.E38]-[.D38])/30/60" office:value-type="float" office:value="28.6261111111111">
            <text:p>28.63</text:p>
          </table:table-cell>
          <table:table-cell office:value-type="float" office:value="659">
            <text:p>659</text:p>
          </table:table-cell>
          <table:table-cell office:value-type="float" office:value="52186">
            <text:p>52186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2006 patrick homecoming</text:p>
          </table:table-cell>
          <table:table-cell office:value-type="date" office:date-value="2006-11-09">
            <text:p>11/09/06</text:p>
          </table:table-cell>
          <table:table-cell table:formula="of:=([.E39]-[.D39])/30/60" office:value-type="float" office:value="18.6833333333333">
            <text:p>18.68</text:p>
          </table:table-cell>
          <table:table-cell office:value-type="float" office:value="287">
            <text:p>287</text:p>
          </table:table-cell>
          <table:table-cell office:value-type="float" office:value="33917">
            <text:p>33917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playing in pennsylvania</text:p>
          </table:table-cell>
          <table:table-cell table:style-name="Default"/>
          <table:table-cell table:formula="of:=([.E40]-[.D40])/30/60" office:value-type="float" office:value="14.0088888888889">
            <text:p>14.01</text:p>
          </table:table-cell>
          <table:table-cell office:value-type="float" office:value="111">
            <text:p>111</text:p>
          </table:table-cell>
          <table:table-cell office:value-type="float" office:value="25327">
            <text:p>25327</text:p>
          </table:table-cell>
          <table:table-cell office:value-type="string">
            <text:p>big</text:p>
          </table:table-cell>
          <table:table-cell/>
        </table:table-row>
        <table:table-row table:style-name="ro1">
          <table:table-cell office:value-type="string">
            <text:p>home movies - el paso</text:p>
          </table:table-cell>
          <table:table-cell table:style-name="Default"/>
          <table:table-cell table:formula="of:=([.E41]-[.D41])/30/60" office:value-type="float" office:value="104.670555555556">
            <text:p>104.67</text:p>
          </table:table-cell>
          <table:table-cell office:value-type="float" office:value="104">
            <text:p>104</text:p>
          </table:table-cell>
          <table:table-cell office:value-type="float" office:value="188511">
            <text:p>188511</text:p>
          </table:table-cell>
          <table:table-cell office:value-type="string">
            <text:p>big</text:p>
          </table:table-cell>
          <table:table-cell/>
        </table:table-row>
        <table:table-row table:style-name="ro1">
          <table:table-cell office:value-type="string">
            <text:p>1992 matt christmas recital, new years, patrick recital</text:p>
          </table:table-cell>
          <table:table-cell office:value-type="date" office:date-value="1992-11-11">
            <text:p>11/11/92</text:p>
          </table:table-cell>
          <table:table-cell table:formula="of:=([.E42]-[.D42])/30/60" office:value-type="float" office:value="73.3305555555556">
            <text:p>73.33</text:p>
          </table:table-cell>
          <table:table-cell office:value-type="float" office:value="119">
            <text:p>119</text:p>
          </table:table-cell>
          <table:table-cell office:value-type="float" office:value="132114">
            <text:p>132114</text:p>
          </table:table-cell>
          <table:table-cell office:value-type="string">
            <text:p>big</text:p>
          </table:table-cell>
          <table:table-cell/>
        </table:table-row>
        <table:table-row table:style-name="ro1">
          <table:table-cell office:value-type="string">
            <text:p>1990 matt kindergarden school play, acrobatics, minnesota, matt birthday, patrick birthday, christmas play</text:p>
          </table:table-cell>
          <table:table-cell office:value-type="date" office:date-value="1990-05-18">
            <text:p>05/18/90</text:p>
          </table:table-cell>
          <table:table-cell table:formula="of:=([.E43]-[.D43])/30/60" office:value-type="float" office:value="100.595555555556">
            <text:p>100.6</text:p>
          </table:table-cell>
          <table:table-cell office:value-type="float" office:value="114">
            <text:p>114</text:p>
          </table:table-cell>
          <table:table-cell office:value-type="float" office:value="181186">
            <text:p>181186</text:p>
          </table:table-cell>
          <table:table-cell office:value-type="string">
            <text:p>big</text:p>
          </table:table-cell>
          <table:table-cell/>
        </table:table-row>
        <table:table-row table:style-name="ro1">
          <table:table-cell office:value-type="string">
            <text:p>1998 matt piano recital</text:p>
          </table:table-cell>
          <table:table-cell office:value-type="date" office:date-value="1998-05-10">
            <text:p>05/10/98</text:p>
          </table:table-cell>
          <table:table-cell table:formula="of:=([.E44]-[.D44])/30/60" office:value-type="float" office:value="12.1205555555556">
            <text:p>12.12</text:p>
          </table:table-cell>
          <table:table-cell office:value-type="float" office:value="94">
            <text:p>94</text:p>
          </table:table-cell>
          <table:table-cell office:value-type="float" office:value="21911">
            <text:p>21911</text:p>
          </table:table-cell>
          <table:table-cell office:value-type="string">
            <text:p>small</text:p>
          </table:table-cell>
          <table:table-cell/>
        </table:table-row>
        <table:table-row table:style-name="ro1">
          <table:table-cell office:value-type="string">
            <text:p>trip to colorado merle</text:p>
          </table:table-cell>
          <table:table-cell table:style-name="Default"/>
          <table:table-cell table:formula="of:=([.E45]-[.D45])/30/60" office:value-type="float" office:value="6.96388888888889">
            <text:p>6.96</text:p>
          </table:table-cell>
          <table:table-cell office:value-type="float" office:value="267">
            <text:p>267</text:p>
          </table:table-cell>
          <table:table-cell office:value-type="float" office:value="12802">
            <text:p>12802</text:p>
          </table:table-cell>
          <table:table-cell office:value-type="string">
            <text:p>cam4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column table:style-name="co2" table:number-columns-repeated="4" table:default-cell-style-name="ce2"/>
        <table:table-row table:style-name="ro1">
          <table:table-cell office:value-type="string">
            <text:p>Name</text:p>
          </table:table-cell>
          <table:table-cell office:value-type="string">
            <text:p>top</text:p>
          </table:table-cell>
          <table:table-cell office:value-type="string">
            <text:p>bottom</text:p>
          </table:table-cell>
          <table:table-cell office:value-type="string">
            <text:p>left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m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am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m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mall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A1:Sheet1.C3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10/02/2011</text:date>, <text:time>16:4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</meta:initial-creator>
    <meta:creation-date>2011-01-08T21:44:47</meta:creation-date>
    <dc:date>2011-10-02T16:41:48.52</dc:date>
    <meta:editing-duration>PT52H28M30S</meta:editing-duration>
    <meta:editing-cycles>8</meta:editing-cycles>
    <meta:generator>OpenOffice.org/3.2$Win32 OpenOffice.org_project/320m18$Build-9502</meta:generator>
    <meta:document-statistic meta:table-count="3" meta:cell-count="300" meta:object-count="0"/>
  </office:meta>
</office:document-meta>
</file>